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5983b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67cm"/>
      <style:paragraph-properties style:writing-mode="lr-tb"/>
    </style:style>
    <style:style style:name="gr8" style:family="graphic" style:parent-style-name="standard">
      <style:graphic-properties svg:stroke-color="#5983b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7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9.157cm" svg:y1="5.544cm" svg:x2="9.772cm" svg:y2="5.739cm">
            <text:p/>
          </draw:line>
          <draw:line draw:style-name="gr1" draw:text-style-name="P1" draw:layer="layout" svg:x1="8.626cm" svg:y1="6.413cm" svg:x2="9.769cm" svg:y2="5.735cm">
            <text:p/>
          </draw:line>
          <draw:line draw:style-name="gr1" draw:text-style-name="P1" draw:layer="layout" svg:x1="8.665cm" svg:y1="7.488cm" svg:x2="9.917cm" svg:y2="7.902cm">
            <text:p/>
          </draw:line>
          <draw:line draw:style-name="gr1" draw:text-style-name="P1" draw:layer="layout" svg:x1="8.595cm" svg:y1="6.39cm" svg:x2="9.847cm" svg:y2="6.804cm">
            <text:p/>
          </draw:line>
          <draw:line draw:style-name="gr1" draw:text-style-name="P1" draw:layer="layout" svg:x1="8.674cm" svg:y1="7.51cm" svg:x2="9.817cm" svg:y2="6.832cm">
            <text:p/>
          </draw:line>
          <draw:line draw:style-name="gr1" draw:text-style-name="P1" draw:layer="layout" svg:x1="8.782cm" svg:y1="8.592cm" svg:x2="9.925cm" svg:y2="7.914cm">
            <text:p/>
          </draw:line>
          <draw:line draw:style-name="gr1" draw:text-style-name="P1" draw:layer="layout" svg:x1="8.84cm" svg:y1="8.576cm" svg:x2="9.455cm" svg:y2="8.771cm">
            <text:p/>
          </draw:line>
        </draw:g>
        <draw:g>
          <draw:line draw:style-name="gr1" draw:text-style-name="P1" draw:layer="layout" svg:x1="12.632cm" svg:y1="13.073cm" svg:x2="13.247cm" svg:y2="13.268cm">
            <text:p/>
          </draw:line>
          <draw:line draw:style-name="gr1" draw:text-style-name="P1" draw:layer="layout" svg:x1="12.101cm" svg:y1="13.942cm" svg:x2="13.244cm" svg:y2="13.264cm">
            <text:p/>
          </draw:line>
          <draw:line draw:style-name="gr1" draw:text-style-name="P1" draw:layer="layout" svg:x1="12.14cm" svg:y1="15.017cm" svg:x2="13.392cm" svg:y2="15.431cm">
            <text:p/>
          </draw:line>
          <draw:line draw:style-name="gr1" draw:text-style-name="P1" draw:layer="layout" svg:x1="12.07cm" svg:y1="13.919cm" svg:x2="13.322cm" svg:y2="14.333cm">
            <text:p/>
          </draw:line>
          <draw:line draw:style-name="gr1" draw:text-style-name="P1" draw:layer="layout" svg:x1="12.149cm" svg:y1="15.039cm" svg:x2="13.292cm" svg:y2="14.361cm">
            <text:p/>
          </draw:line>
          <draw:line draw:style-name="gr1" draw:text-style-name="P1" draw:layer="layout" svg:x1="12.257cm" svg:y1="16.121cm" svg:x2="13.4cm" svg:y2="15.443cm">
            <text:p/>
          </draw:line>
          <draw:line draw:style-name="gr1" draw:text-style-name="P1" draw:layer="layout" svg:x1="12.315cm" svg:y1="16.105cm" svg:x2="12.93cm" svg:y2="16.3cm">
            <text:p/>
          </draw:line>
        </draw:g>
        <draw:g xml:id="id1" draw:id="id1">
          <draw:line draw:style-name="gr2" draw:text-style-name="P1" draw:layer="layout" svg:x1="9.825cm" svg:y1="10.694cm" svg:x2="10.588cm" svg:y2="10.691cm">
            <text:p/>
          </draw:line>
          <draw:line draw:style-name="gr2" draw:text-style-name="P1" draw:layer="layout" svg:x1="10.599cm" svg:y1="11.744cm" svg:x2="10.591cm" svg:y2="9.641cm">
            <text:p/>
          </draw:line>
          <draw:line draw:style-name="gr2" draw:text-style-name="P1" draw:layer="layout" svg:x1="11.367cm" svg:y1="11.739cm" svg:x2="11.359cm" svg:y2="9.636cm">
            <text:p/>
          </draw:line>
          <draw:line draw:style-name="gr2" draw:text-style-name="P1" draw:layer="layout" svg:x1="11.359cm" svg:y1="10.687cm" svg:x2="12.122cm" svg:y2="10.684cm">
            <text:p/>
          </draw:line>
        </draw:g>
        <draw:custom-shape draw:style-name="gr3" draw:text-style-name="P2" xml:id="id3" draw:id="id3" draw:layer="layout" svg:width="1.89cm" svg:height="1.902cm" svg:x="4.01cm" svg:y="8.298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9.825cm" svg:y1="10.69cm" svg:x2="9.26cm" svg:y2="8.771cm" draw:start-shape="id1" draw:start-glue-point="3" draw:end-shape="id2" draw:end-glue-point="2" svg:d="M9825 10690h-565v-1919" svg:viewBox="0 0 566 1920">
          <text:p/>
        </draw:connector>
        <draw:g xml:id="id4" draw:id="id4">
          <draw:line draw:style-name="gr2" draw:text-style-name="P1" draw:layer="layout" svg:x1="7.825cm" svg:y1="13.906cm" svg:x2="8.588cm" svg:y2="13.904cm">
            <text:p/>
          </draw:line>
          <draw:line draw:style-name="gr2" draw:text-style-name="P1" draw:layer="layout" svg:x1="8.599cm" svg:y1="14.744cm" svg:x2="8.591cm" svg:y2="13.066cm">
            <text:p/>
          </draw:line>
          <draw:line draw:style-name="gr2" draw:text-style-name="P1" draw:layer="layout" svg:x1="8.557cm" svg:y1="13.585cm" svg:x2="9.357cm" svg:y2="13.027cm">
            <text:p/>
          </draw:line>
          <draw:line draw:style-name="gr2" draw:text-style-name="P1" draw:layer="layout" svg:x1="8.557cm" svg:y1="14.276cm" svg:x2="9.326cm" svg:y2="14.861cm">
            <text:p/>
          </draw:line>
          <draw:line draw:style-name="gr2" draw:text-style-name="P1" draw:layer="layout" svg:x1="9.345cm" svg:y1="13.092cm" svg:x2="9.37cm" svg:y2="12.244cm">
            <text:p/>
          </draw:line>
          <draw:line draw:style-name="gr2" draw:text-style-name="P1" draw:layer="layout" svg:x1="9.373cm" svg:y1="15.645cm" svg:x2="9.342cm" svg:y2="14.797cm">
            <text:p/>
          </draw:line>
        </draw:g>
        <draw:line draw:style-name="gr5" draw:text-style-name="P4" draw:layer="layout" svg:x1="9.325cm" svg:y1="12.244cm" svg:x2="9.325cm" svg:y2="10.644cm">
          <text:p/>
        </draw:line>
        <draw:line draw:style-name="gr5" draw:text-style-name="P4" draw:layer="layout" svg:x1="9.399cm" svg:y1="15.644cm" svg:x2="9.399cm" svg:y2="19.944cm">
          <text:p/>
        </draw:line>
        <draw:frame draw:style-name="gr6" draw:text-style-name="P5" draw:layer="layout" svg:width="1.162cm" svg:height="1.114cm" svg:x="11.084cm" svg:y="8.53cm">
          <draw:text-box draw:corner-radius="0.505cm">
            <text:p><text:span text:style-name="T1">C</text:span><text:span text:style-name="T2">o</text:span></text:p>
          </draw:text-box>
        </draw:frame>
        <draw:frame draw:style-name="gr6" draw:text-style-name="P5" draw:layer="layout" svg:width="1.162cm" svg:height="1.114cm" svg:x="10.984cm" svg:y="15.03cm">
          <draw:text-box draw:corner-radius="0.505cm">
            <text:p><text:span text:style-name="T1">R</text:span><text:span text:style-name="T2">L</text:span></text:p>
          </draw:text-box>
        </draw:frame>
        <draw:frame draw:style-name="gr7" draw:text-style-name="P5" draw:layer="layout" svg:width="1.467cm" svg:height="1.114cm" svg:x="9.725cm" svg:y="5.73cm">
          <draw:text-box draw:corner-radius="0.505cm">
            <text:p><text:span text:style-name="T1">R</text:span><text:span text:style-name="T2">out</text:span></text:p>
          </draw:text-box>
        </draw:frame>
        <draw:connector draw:style-name="gr8" draw:text-style-name="P3" draw:layer="layout" svg:x1="12.122cm" svg:y1="10.69cm" svg:x2="12.69cm" svg:y2="13.118cm" draw:start-shape="id1" draw:start-glue-point="1" svg:d="M12122 10690h559v2428h9" svg:viewBox="0 0 569 2429">
          <text:p/>
        </draw:connector>
        <draw:connector draw:style-name="gr4" draw:text-style-name="P3" draw:layer="layout" draw:line-skew="6.576cm" svg:x1="12.69cm" svg:y1="16.345cm" svg:x2="4.955cm" svg:y2="10.2cm" draw:end-shape="id3" draw:end-glue-point="8" svg:d="M12690 16345v3755h-7735v-9900" svg:viewBox="0 0 7736 9901">
          <text:p/>
        </draw:connector>
        <draw:connector draw:style-name="gr4" draw:text-style-name="P3" draw:layer="layout" svg:x1="4.955cm" svg:y1="8.298cm" svg:x2="9.26cm" svg:y2="5.544cm" draw:start-shape="id3" draw:start-glue-point="4" draw:end-shape="id2" draw:end-glue-point="0" svg:d="M4955 8298v-3304h4305v550" svg:viewBox="0 0 4306 3305">
          <text:p/>
        </draw:connector>
        <draw:connector draw:style-name="gr4" draw:text-style-name="P3" draw:layer="layout" svg:x1="7.825cm" svg:y1="13.944cm" svg:x2="3.153cm" svg:y2="13.995cm" draw:start-shape="id4" draw:start-glue-point="3" svg:d="M7825 13944h-2611v51h-2061" svg:viewBox="0 0 4673 52">
          <text:p/>
        </draw:connector>
        <draw:connector draw:style-name="gr4" draw:text-style-name="P3" draw:layer="layout" svg:x1="4.979cm" svg:y1="19.98cm" svg:x2="2.901cm" svg:y2="19.98cm" svg:d="M4979 19980h-2078" svg:viewBox="0 0 2079 1">
          <text:p/>
        </draw:connector>
        <draw:frame draw:style-name="gr9" draw:text-style-name="P5" draw:layer="layout" svg:width="2.2cm" svg:height="8.072cm" svg:x="2.7cm" svg:y="12.939cm">
          <draw:text-box>
            <text:p>+</text:p>
            <text:p/>
            <text:p/>
            <text:p/>
            <text:p/>
            <text:p>vO1</text:p>
            <text:p/>
            <text:p/>
            <text:p/>
            <text:p/>
            <text:p>-</text:p>
          </draw:text-box>
        </draw:frame>
        <draw:frame draw:style-name="gr10" draw:text-style-name="P5" draw:layer="layout" svg:width="1.56cm" svg:height="1.114cm" svg:x="2.4cm" svg:y="8.086cm">
          <draw:text-box draw:corner-radius="1.544cm">
            <text:p><text:span text:style-name="T1">Vc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6:30:06.473289806</meta:creation-date>
    <dc:date>2021-05-19T16:42:02.425773814</dc:date>
    <meta:editing-duration>PT1M45S</meta:editing-duration>
    <meta:editing-cycles>1</meta:editing-cycles>
    <meta:document-statistic meta:object-count="42"/>
    <meta:generator>LibreOffice/6.4.6.2$Linux_X86_64 LibreOffice_project/40$Build-2</meta:generator>
  </office:meta>
</office:document-meta>
</file>